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weight="normal" officeooo:rsid="001e9eb2" officeooo:paragraph-rsid="001e9eb2" style:font-weight-asian="normal" style:font-weight-complex="normal"/>
    </style:style>
    <style:style style:name="P2" style:family="paragraph" style:parent-style-name="Heading_20_3">
      <style:text-properties officeooo:paragraph-rsid="001e9eb2"/>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text-properties officeooo:paragraph-rsid="001e9eb2"/>
    </style:style>
    <style:style style:name="P13" style:family="paragraph" style:parent-style-name="Text_20_body">
      <style:text-properties officeooo:paragraph-rsid="001f1d8d"/>
    </style:style>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list-style-name="L2">
      <style:paragraph-properties fo:margin-top="0in" fo:margin-bottom="0in" loext:contextual-spacing="false"/>
    </style:style>
    <style:style style:name="P16" style:family="paragraph" style:parent-style-name="Text_20_body" style:list-style-name="L3">
      <style:paragraph-properties fo:margin-top="0in" fo:margin-bottom="0in" loext:contextual-spacing="false"/>
    </style:style>
    <style:style style:name="P17" style:family="paragraph" style:parent-style-name="Text_20_body" style:list-style-name="L4">
      <style:paragraph-properties fo:margin-top="0in" fo:margin-bottom="0in" loext:contextual-spacing="false"/>
    </style:style>
    <style:style style:name="P18" style:family="paragraph" style:parent-style-name="Text_20_body" style:list-style-name="L5">
      <style:paragraph-properties fo:margin-top="0in" fo:margin-bottom="0in" loext:contextual-spacing="false"/>
    </style:style>
    <style:style style:name="P19" style:family="paragraph" style:parent-style-name="Text_20_body" style:list-style-name="L7">
      <style:paragraph-properties fo:margin-top="0in" fo:margin-bottom="0in" loext:contextual-spacing="false"/>
    </style:style>
    <style:style style:name="P20" style:family="paragraph" style:parent-style-name="Text_20_body" style:list-style-name="L8">
      <style:paragraph-properties fo:margin-top="0in" fo:margin-bottom="0in" loext:contextual-spacing="false"/>
    </style:style>
    <style:style style:name="P21" style:family="paragraph" style:parent-style-name="Text_20_body" style:list-style-name="L9">
      <style:paragraph-properties fo:margin-top="0in" fo:margin-bottom="0in" loext:contextual-spacing="false"/>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normal" style:font-weight-asian="normal" style:font-weight-complex="normal"/>
    </style:style>
    <style:style style:name="T4" style:family="text">
      <style:text-properties fo:font-weight="normal" officeooo:rsid="001e9eb2" style:font-weight-asian="normal" style:font-weight-complex="normal"/>
    </style:style>
    <style:style style:name="T5" style:family="text">
      <style:text-properties fo:font-weight="normal" officeooo:rsid="001f1d8d" style:font-weight-asian="normal" style:font-weight-complex="normal"/>
    </style:style>
    <text:list-style style:name="L1">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6">
      <text:list-level-style-number text:level="1" text:style-name="Numbering_20_Symbols" style:num-suffix="." style:num-format="a" text:start-value="3">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7">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9">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his material, the book the Materialist Psychology of Consciousness, is published under the terms of the following license.</text:h>
      <text:h text:style-name="Heading_20_3" text:outline-level="3"><text:span text:style-name="Strong_20_Emphasis"><text:span text:style-name="T3">This license lets others remix, tweak, and build upon your work non-commercially, as long as they credit you and license their new creations under the identical terms.</text:span></text:span></text:h>
      <text:p text:style-name="Text_20_body"><text:span text:style-name="Strong_20_Emphasis"><text:span text:style-name="T4"/></text:span></text:p>
      <text:h text:style-name="P2" text:outline-level="3"><text:span text:style-name="Strong_20_Emphasis"><text:span text:style-name="T4">In addition to the details of this license, I, the author, James Stewart Miller, add the following clause to the license:</text:span></text:span></text:h>
      <text:p text:style-name="P12"><text:span text:style-name="Strong_20_Emphasis"><text:span text:style-name="T4">Addendum clause: <text:s/>At no point shall any work that is derived from the licensed work be part of any machine or device that is used in any form of violent act. <text:s/>This clause is interpretable by the author, but relates to the building of any weapon or technique that can be used in violence, literal or otherwise, in any way against another or the self, with or without the permission of that third party. <text:s/>No exceptions to this clause will be tolerated.</text:span></text:span></text:p>
      <text:p text:style-name="P13"><text:span text:style-name="Strong_20_Emphasis"><text:span text:style-name="T5">In addition to this requirement made by this license upon any individual using any part of the published work of ‘The Materialist Psychology of Consciousness’, no individual or group shall use any part of the contents of the book for any use that results in damage to the eco system of this, or any other planet.</text:span></text:span></text:p>
      <text:h text:style-name="Heading_20_3" text:outline-level="3">Creative Commons Attribution-NonCommercial-ShareAlike 4.0 International Public License</text:h>
      <text:p text:style-name="Text_20_body">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text:bookmark text:name="s1"/><text:span text:style-name="Strong_20_Emphasis">Section 1 – Definitions.</text:span></text:p>
      <text:list xml:id="list3562675034" text:style-name="L1">
        <text:list-item>
          <text:p text:style-name="P14"><text:bookmark text:name="s1a"/><text:span text:style-name="Strong_20_Emphasis">Adapted Material</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 </text:p>
        </text:list-item>
        <text:list-item>
          <text:p text:style-name="P14"><text:bookmark text:name="s1b"/><text:span text:style-name="Strong_20_Emphasis">Adapter's License</text:span> means the license You apply to Your Copyright and Similar Rights in Your contributions to Adapted Material in accordance with the terms and conditions of this Public License. </text:p>
        </text:list-item>
        <text:list-item>
          <text:p text:style-name="P14"><text:bookmark text:name="s1c"/><text:span text:style-name="Strong_20_Emphasis">BY-NC-SA Compatible License</text:span> means a license listed at <text:a xlink:type="simple" xlink:href="https://creativecommons.org/compatiblelicenses" text:style-name="Internet_20_link" text:visited-style-name="Visited_20_Internet_20_Link">creativecommons.org/compatiblelicenses</text:a>, approved by Creative Commons as essentially the equivalent of this Public License. </text:p>
        </text:list-item>
        <text:list-item>
          <text:p text:style-name="P14"><text:bookmark text:name="s1d"/><text:span text:style-name="Strong_20_Emphasis">Copyright and Similar Rights</text:span> means copyright and/or similar rights closely related to copyright including, without limitation, performance, broadcast, sound recording, and Sui <text:soft-page-break/>Generis Database Rights, without regard to how the rights are labeled or categorized. For purposes of this Public License, the rights specified in Section <text:a xlink:type="simple" xlink:href="https://creativecommons.org/licenses/by-nc-sa/4.0/legalcode#s2b" text:style-name="Internet_20_link" text:visited-style-name="Visited_20_Internet_20_Link">2(b)(1)-(2)</text:a> are not Copyright and Similar Rights. </text:p>
        </text:list-item>
        <text:list-item>
          <text:p text:style-name="P14"><text:bookmark text:name="s1e"/><text:span text:style-name="Strong_20_Emphasis">Effective Technological Measures</text:span> means those measures that, in the absence of proper authority, may not be circumvented under laws fulfilling obligations under Article 11 of the WIPO Copyright Treaty adopted on December 20, 1996, and/or similar international agreements. </text:p>
        </text:list-item>
        <text:list-item>
          <text:p text:style-name="P14"><text:bookmark text:name="s1f"/><text:span text:style-name="Strong_20_Emphasis">Exceptions and Limitations</text:span> means fair use, fair dealing, and/or any other exception or limitation to Copyright and Similar Rights that applies to Your use of the Licensed Material. </text:p>
        </text:list-item>
        <text:list-item>
          <text:p text:style-name="P14"><text:bookmark text:name="s1g"/><text:span text:style-name="Strong_20_Emphasis">License Elements</text:span> means the license attributes listed in the name of a Creative Commons Public License. The License Elements of this Public License are Attribution, NonCommercial, and ShareAlike. </text:p>
        </text:list-item>
        <text:list-item>
          <text:p text:style-name="P14"><text:bookmark text:name="s1h"/><text:span text:style-name="Strong_20_Emphasis">Licensed Material</text:span> means the artistic or literary work, database, or other material to which the Licensor applied this Public License. </text:p>
        </text:list-item>
        <text:list-item>
          <text:p text:style-name="P14"><text:bookmark text:name="s1i"/><text:span text:style-name="Strong_20_Emphasis">Licensed Rights</text:span> means the rights granted to You subject to the terms and conditions of this Public License, which are limited to all Copyright and Similar Rights that apply to Your use of the Licensed Material and that the Licensor has authority to license. </text:p>
        </text:list-item>
        <text:list-item>
          <text:p text:style-name="P14"><text:bookmark text:name="s1j"/><text:span text:style-name="Strong_20_Emphasis">Licensor</text:span> means the individual(s) or entity(ies) granting rights under this Public License. </text:p>
        </text:list-item>
        <text:list-item>
          <text:p text:style-name="P14"><text:bookmark text:name="s1k"/><text:span text:style-name="Strong_20_Emphasis">NonCommercial</text:span>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 </text:p>
        </text:list-item>
        <text:list-item>
          <text:p text:style-name="P14"><text:bookmark text:name="s1l"/><text:span text:style-name="Strong_20_Emphasis">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 </text:p>
        </text:list-item>
        <text:list-item>
          <text:p text:style-name="P14"><text:bookmark text:name="s1m"/><text:span text:style-name="Strong_20_Emphasis">Sui Generis Database Rights</text:span> means rights other than copyright resulting from Directive 96/9/EC of the European Parliament and of the Council of 11 March 1996 on the legal protection of databases, as amended and/or succeeded, as well as other essentially equivalent rights anywhere in the world. </text:p>
        </text:list-item>
        <text:list-item>
          <text:p text:style-name="P3"><text:bookmark text:name="s1n"/><text:span text:style-name="Strong_20_Emphasis">You</text:span> means the individual or entity exercising the Licensed Rights under this Public License. <text:span text:style-name="Strong_20_Emphasis">Your</text:span> has a corresponding meaning. </text:p>
        </text:list-item>
      </text:list>
      <text:p text:style-name="Text_20_body"><text:bookmark text:name="s2"/><text:span text:style-name="Strong_20_Emphasis">Section 2 – Scope.</text:span></text:p>
      <text:list xml:id="list3073820624" text:style-name="L2">
        <text:list-item>
          <text:p text:style-name="P15"><text:bookmark text:name="s2a"/><text:span text:style-name="Strong_20_Emphasis">License grant</text:span>. </text:p>
          <text:list>
            <text:list-item>
              <text:p text:style-name="P15"><text:bookmark text:name="s2a1"/>Subject to the terms and conditions of this Public License, the Licensor hereby grants You a worldwide, royalty-free, non-sublicensable, non-exclusive, irrevocable license to exercise the Licensed Rights in the Licensed Material to: </text:p>
              <text:list>
                <text:list-item>
                  <text:p text:style-name="P15"><text:bookmark text:name="s2a1A"/>reproduce and Share the Licensed Material, in whole or in part, for NonCommercial purposes only; and </text:p>
                </text:list-item>
                <text:list-item>
                  <text:p text:style-name="P15"><text:bookmark text:name="s2a1B"/>produce, reproduce, and Share Adapted Material for NonCommercial purposes only. </text:p>
                </text:list-item>
              </text:list>
            </text:list-item>
            <text:list-item>
              <text:p text:style-name="P15"><text:bookmark text:name="s2a2"/><text:soft-page-break/><text:span text:style-name="T1">Exceptions and Limitations</text:span>. For the avoidance of doubt, where Exceptions and Limitations apply to Your use, this Public License does not apply, and You do not need to comply with its terms and conditions. </text:p>
            </text:list-item>
            <text:list-item>
              <text:p text:style-name="P15"><text:bookmark text:name="s2a3"/><text:span text:style-name="T1">Term</text:span>. The term of this Public License is specified in Section <text:a xlink:type="simple" xlink:href="https://creativecommons.org/licenses/by-nc-sa/4.0/legalcode#s6a" text:style-name="Internet_20_link" text:visited-style-name="Visited_20_Internet_20_Link">6(a)</text:a>. </text:p>
            </text:list-item>
            <text:list-item>
              <text:p text:style-name="P15"><text:bookmark text:name="s2a4"/><text:span text:style-name="T1">Media and formats; technical modifications allowed</text:span>.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text:a xlink:type="simple" xlink:href="https://creativecommons.org/licenses/by-nc-sa/4.0/legalcode#s2a4" text:style-name="Internet_20_link" text:visited-style-name="Visited_20_Internet_20_Link">2(a)(4)</text:a> never produces Adapted Material. </text:p>
            </text:list-item>
            <text:list-item>
              <text:p text:style-name="P15"><text:bookmark text:name="s2a5"/><text:span text:style-name="T1">Downstream recipients</text:span>. </text:p>
              <text:list>
                <text:list-item>
                  <text:p text:style-name="P15"><text:bookmark text:name="s2a5A"/><text:span text:style-name="T1">Offer from the Licensor – Licensed Material</text:span>. Every recipient of the Licensed Material automatically receives an offer from the Licensor to exercise the Licensed Rights under the terms and conditions of this Public License. </text:p>
                </text:list-item>
                <text:list-item>
                  <text:p text:style-name="P15"><text:bookmark text:name="s2a5B"/><text:span text:style-name="T1">Additional offer from the Licensor – Adapted Material</text:span>. Every recipient of Adapted Material from You automatically receives an offer from the Licensor to exercise the Licensed Rights in the Adapted Material under the conditions of the Adapter’s License You apply. </text:p>
                </text:list-item>
                <text:list-item>
                  <text:p text:style-name="P15"><text:bookmark text:name="s2a5C"/><text:span text:style-name="T1">No downstream restrictions</text:span>. You may not offer or impose any additional or different terms or conditions on, or apply any Effective Technological Measures to, the Licensed Material if doing so restricts exercise of the Licensed Rights by any recipient of the Licensed Material. </text:p>
                </text:list-item>
              </text:list>
            </text:list-item>
            <text:list-item>
              <text:p text:style-name="P15"><text:bookmark text:name="s2a6"/><text:span text:style-name="T1">No endorsement</text:span>.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text:a xlink:type="simple" xlink:href="https://creativecommons.org/licenses/by-nc-sa/4.0/legalcode#s3a1Ai" text:style-name="Internet_20_link" text:visited-style-name="Visited_20_Internet_20_Link">3(a)(1)(A)(i)</text:a>. </text:p>
            </text:list-item>
          </text:list>
        </text:list-item>
        <text:list-item>
          <text:p text:style-name="P4"><text:bookmark text:name="s2b"/><text:span text:style-name="Strong_20_Emphasis">Other rights</text:span>.</text:p>
          <text:list>
            <text:list-item>
              <text:p text:style-name="P15"><text:bookmark text:name="s2b1"/>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 </text:p>
            </text:list-item>
            <text:list-item>
              <text:p text:style-name="P15"><text:bookmark text:name="s2b2"/>Patent and trademark rights are not licensed under this Public License. </text:p>
            </text:list-item>
            <text:list-item>
              <text:p text:style-name="P4"><text:bookmark text:name="s2b3"/>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 </text:p>
            </text:list-item>
          </text:list>
        </text:list-item>
      </text:list>
      <text:p text:style-name="Text_20_body"><text:bookmark text:name="s3"/><text:span text:style-name="Strong_20_Emphasis">Section 3 – License Conditions.</text:span></text:p>
      <text:p text:style-name="Text_20_body">Your exercise of the Licensed Rights is expressly made subject to the following conditions.</text:p>
      <text:list xml:id="list1980096571" text:style-name="L3">
        <text:list-item>
          <text:p text:style-name="P5"><text:bookmark text:name="s3a"/><text:span text:style-name="Strong_20_Emphasis">Attribution</text:span>.</text:p>
          <text:list>
            <text:list-item>
              <text:p text:style-name="P5"><text:bookmark text:name="s3a1"/><text:soft-page-break/>If You Share the Licensed Material (including in modified form), You must:</text:p>
              <text:list>
                <text:list-item>
                  <text:p text:style-name="P16"><text:bookmark text:name="s3a1A"/>retain the following if it is supplied by the Licensor with the Licensed Material: </text:p>
                  <text:list>
                    <text:list-item>
                      <text:p text:style-name="P16"><text:bookmark text:name="s3a1Ai"/>identification of the creator(s) of the Licensed Material and any others designated to receive attribution, in any reasonable manner requested by the Licensor (including by pseudonym if designated); </text:p>
                    </text:list-item>
                    <text:list-item>
                      <text:p text:style-name="P16"><text:bookmark text:name="s3a1Aii"/>a copyright notice; </text:p>
                    </text:list-item>
                    <text:list-item>
                      <text:p text:style-name="P16"><text:bookmark text:name="s3a1Aiii"/>a notice that refers to this Public License; </text:p>
                    </text:list-item>
                    <text:list-item>
                      <text:p text:style-name="P16"><text:bookmark text:name="s3a1Aiv"/>a notice that refers to the disclaimer of warranties; </text:p>
                    </text:list-item>
                    <text:list-item>
                      <text:p text:style-name="P16"><text:bookmark text:name="s3a1Av"/>a URI or hyperlink to the Licensed Material to the extent reasonably practicable; </text:p>
                    </text:list-item>
                  </text:list>
                </text:list-item>
                <text:list-item>
                  <text:p text:style-name="P16"><text:bookmark text:name="s3a1B"/>indicate if You modified the Licensed Material and retain an indication of any previous modifications; and </text:p>
                </text:list-item>
                <text:list-item>
                  <text:p text:style-name="P16"><text:bookmark text:name="s3a1C"/>indicate the Licensed Material is licensed under this Public License, and include the text of, or the URI or hyperlink to, this Public License. </text:p>
                </text:list-item>
              </text:list>
            </text:list-item>
            <text:list-item>
              <text:p text:style-name="P16"><text:bookmark text:name="s3a2"/>You may satisfy the conditions in Section <text:a xlink:type="simple" xlink:href="https://creativecommons.org/licenses/by-nc-sa/4.0/legalcode#s3a1" text:style-name="Internet_20_link" text:visited-style-name="Visited_20_Internet_20_Link">3(a)(1)</text:a> in any reasonable manner based on the medium, means, and context in which You Share the Licensed Material. For example, it may be reasonable to satisfy the conditions by providing a URI or hyperlink to a resource that includes the required information. </text:p>
            </text:list-item>
            <text:list-item>
              <text:p text:style-name="P16"><text:bookmark text:name="s3a3"/>If requested by the Licensor, You must remove any of the information required by Section <text:a xlink:type="simple" xlink:href="https://creativecommons.org/licenses/by-nc-sa/4.0/legalcode#s3a1A" text:style-name="Internet_20_link" text:visited-style-name="Visited_20_Internet_20_Link">3(a)(1)(A)</text:a> to the extent reasonably practicable. </text:p>
            </text:list-item>
          </text:list>
        </text:list-item>
        <text:list-item>
          <text:p text:style-name="P5"><text:bookmark text:name="s3b"/><text:span text:style-name="Strong_20_Emphasis">ShareAlike</text:span>. </text:p>
          <text:p text:style-name="P5">In addition to the conditions in Section <text:a xlink:type="simple" xlink:href="https://creativecommons.org/licenses/by-nc-sa/4.0/legalcode#s3a" text:style-name="Internet_20_link" text:visited-style-name="Visited_20_Internet_20_Link">3(a)</text:a>, if You Share Adapted Material You produce, the following conditions also apply.</text:p>
          <text:list>
            <text:list-item>
              <text:p text:style-name="P16"><text:bookmark text:name="s3b1"/>The Adapter’s License You apply must be a Creative Commons license with the same License Elements, this version or later, or a BY-NC-SA Compatible License. </text:p>
            </text:list-item>
            <text:list-item>
              <text:p text:style-name="P16"><text:bookmark text:name="s3b2"/>You must include the text of, or the URI or hyperlink to, the Adapter's License You apply. You may satisfy this condition in any reasonable manner based on the medium, means, and context in which You Share Adapted Material. </text:p>
            </text:list-item>
            <text:list-item>
              <text:p text:style-name="P5"><text:bookmark text:name="s3b3"/>You may not offer or impose any additional or different terms or conditions on, or apply any Effective Technological Measures to, Adapted Material that restrict exercise of the rights granted under the Adapter's License You apply. </text:p>
            </text:list-item>
          </text:list>
        </text:list-item>
      </text:list>
      <text:p text:style-name="Text_20_body"><text:bookmark text:name="s4"/><text:span text:style-name="Strong_20_Emphasis">Section 4 – Sui Generis Database Rights.</text:span></text:p>
      <text:p text:style-name="Text_20_body">Where the Licensed Rights include Sui Generis Database Rights that apply to Your use of the Licensed Material:</text:p>
      <text:list xml:id="list4292441974" text:style-name="L4">
        <text:list-item>
          <text:p text:style-name="P17"><text:bookmark text:name="s4a"/>for the avoidance of doubt, Section <text:a xlink:type="simple" xlink:href="https://creativecommons.org/licenses/by-nc-sa/4.0/legalcode#s2a1" text:style-name="Internet_20_link" text:visited-style-name="Visited_20_Internet_20_Link">2(a)(1)</text:a> grants You the right to extract, reuse, reproduce, and Share all or a substantial portion of the contents of the database for NonCommercial purposes only; </text:p>
        </text:list-item>
        <text:list-item>
          <text:p text:style-name="P17"><text:bookmark text:name="s4b"/>if You include all or a substantial portion of the database contents in a database in which You have Sui Generis Database Rights, then the database in which You have Sui Generis Database Rights (but not its individual contents) is Adapted Material, including for purposes of Section <text:a xlink:type="simple" xlink:href="https://creativecommons.org/licenses/by-nc-sa/4.0/legalcode#s3b" text:style-name="Internet_20_link" text:visited-style-name="Visited_20_Internet_20_Link">3(b)</text:a>; and </text:p>
        </text:list-item>
        <text:list-item>
          <text:p text:style-name="P6"><text:bookmark text:name="s4c"/><text:soft-page-break/>You must comply with the conditions in Section <text:a xlink:type="simple" xlink:href="https://creativecommons.org/licenses/by-nc-sa/4.0/legalcode#s3a" text:style-name="Internet_20_link" text:visited-style-name="Visited_20_Internet_20_Link">3(a)</text:a> if You Share all or a substantial portion of the contents of the database. </text:p>
        </text:list-item>
      </text:list>
      <text:p text:style-name="Text_20_body">For the avoidance of doubt, this Section <text:a xlink:type="simple" xlink:href="https://creativecommons.org/licenses/by-nc-sa/4.0/legalcode#s4" text:style-name="Internet_20_link" text:visited-style-name="Visited_20_Internet_20_Link">4</text:a> supplements and does not replace Your obligations under this Public License where the Licensed Rights include other Copyright and Similar Rights. </text:p>
      <text:p text:style-name="Text_20_body"><text:bookmark text:name="s5"/><text:span text:style-name="Strong_20_Emphasis">Section 5 – Disclaimer of Warranties and Limitation of Liability.</text:span></text:p>
      <text:list xml:id="list4104884316" text:style-name="L5">
        <text:list-item>
          <text:p text:style-name="P18"><text:bookmark text:name="s5a"/><text:span text:style-name="Strong_20_Emphasis"><text:span text:style-name="T2">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span></text:span><text:span text:style-name="T2"> </text:span></text:p>
        </text:list-item>
        <text:list-item>
          <text:p text:style-name="P7"><text:bookmark text:name="s5b"/><text:span text:style-name="Strong_20_Emphasis"><text:span text:style-name="T2">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span></text:span><text:span text:style-name="T2"> </text:span></text:p>
        </text:list-item>
      </text:list>
      <text:list xml:id="list2545680925" text:style-name="L6">
        <text:list-item>
          <text:p text:style-name="P8"><text:bookmark text:name="s5c"/>The disclaimer of warranties and limitation of liability provided above shall be interpreted in a manner that, to the extent possible, most closely approximates an absolute disclaimer and waiver of all liability. </text:p>
        </text:list-item>
      </text:list>
      <text:p text:style-name="Text_20_body"><text:bookmark text:name="s6"/><text:span text:style-name="Strong_20_Emphasis">Section 6 – Term and Termination.</text:span></text:p>
      <text:list xml:id="list353610158" text:style-name="L7">
        <text:list-item>
          <text:p text:style-name="P19"><text:bookmark text:name="s6a"/>This Public License applies for the term of the Copyright and Similar Rights licensed here. However, if You fail to comply with this Public License, then Your rights under this Public License terminate automatically. </text:p>
        </text:list-item>
        <text:list-item>
          <text:p text:style-name="P9"><text:bookmark text:name="s6b"/>Where Your right to use the Licensed Material has terminated under Section <text:a xlink:type="simple" xlink:href="https://creativecommons.org/licenses/by-nc-sa/4.0/legalcode#s6a" text:style-name="Internet_20_link" text:visited-style-name="Visited_20_Internet_20_Link">6(a)</text:a>, it reinstates:</text:p>
          <text:list>
            <text:list-item>
              <text:p text:style-name="P19"><text:bookmark text:name="s6b1"/>automatically as of the date the violation is cured, provided it is cured within 30 days of Your discovery of the violation; or </text:p>
            </text:list-item>
            <text:list-item>
              <text:p text:style-name="P19"><text:bookmark text:name="s6b2"/>upon express reinstatement by the Licensor. </text:p>
            </text:list-item>
          </text:list>
          <text:p text:style-name="P19">For the avoidance of doubt, this Section <text:a xlink:type="simple" xlink:href="https://creativecommons.org/licenses/by-nc-sa/4.0/legalcode#s6b" text:style-name="Internet_20_link" text:visited-style-name="Visited_20_Internet_20_Link">6(b)</text:a> does not affect any right the Licensor may have to seek remedies for Your violations of this Public License. </text:p>
        </text:list-item>
        <text:list-item>
          <text:p text:style-name="P19"><text:bookmark text:name="s6c"/>For the avoidance of doubt, the Licensor may also offer the Licensed Material under separate terms or conditions or stop distributing the Licensed Material at any time; however, doing so will not terminate this Public License. </text:p>
        </text:list-item>
        <text:list-item>
          <text:p text:style-name="P9"><text:bookmark text:name="s6d"/>Sections <text:a xlink:type="simple" xlink:href="https://creativecommons.org/licenses/by-nc-sa/4.0/legalcode#s1" text:style-name="Internet_20_link" text:visited-style-name="Visited_20_Internet_20_Link">1</text:a>, <text:a xlink:type="simple" xlink:href="https://creativecommons.org/licenses/by-nc-sa/4.0/legalcode#s5" text:style-name="Internet_20_link" text:visited-style-name="Visited_20_Internet_20_Link">5</text:a>, <text:a xlink:type="simple" xlink:href="https://creativecommons.org/licenses/by-nc-sa/4.0/legalcode#s6" text:style-name="Internet_20_link" text:visited-style-name="Visited_20_Internet_20_Link">6</text:a>, <text:a xlink:type="simple" xlink:href="https://creativecommons.org/licenses/by-nc-sa/4.0/legalcode#s7" text:style-name="Internet_20_link" text:visited-style-name="Visited_20_Internet_20_Link">7</text:a>, and <text:a xlink:type="simple" xlink:href="https://creativecommons.org/licenses/by-nc-sa/4.0/legalcode#s8" text:style-name="Internet_20_link" text:visited-style-name="Visited_20_Internet_20_Link">8</text:a> survive termination of this Public License. </text:p>
        </text:list-item>
      </text:list>
      <text:p text:style-name="Text_20_body"><text:bookmark text:name="s7"/><text:span text:style-name="Strong_20_Emphasis">Section 7 – Other Terms and Conditions.</text:span></text:p>
      <text:list xml:id="list3336771550" text:style-name="L8">
        <text:list-item>
          <text:p text:style-name="P20"><text:bookmark text:name="s7a"/>The Licensor shall not be bound by any additional or different terms or conditions communicated by You unless expressly agreed. </text:p>
        </text:list-item>
        <text:list-item>
          <text:p text:style-name="P10"><text:bookmark text:name="s7b"/><text:soft-page-break/>Any arrangements, understandings, or agreements regarding the Licensed Material not stated herein are separate from and independent of the terms and conditions of this Public License. </text:p>
        </text:list-item>
      </text:list>
      <text:p text:style-name="Text_20_body"><text:bookmark text:name="s8"/><text:span text:style-name="Strong_20_Emphasis">Section 8 – Interpretation.</text:span></text:p>
      <text:list xml:id="list3878216656" text:style-name="L9">
        <text:list-item>
          <text:p text:style-name="P21"><text:bookmark text:name="s8a"/>For the avoidance of doubt, this Public License does not, and shall not be interpreted to, reduce, limit, restrict, or impose conditions on any use of the Licensed Material that could lawfully be made without permission under this Public License. </text:p>
        </text:list-item>
        <text:list-item>
          <text:p text:style-name="P21"><text:bookmark text:name="s8b"/>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 </text:p>
        </text:list-item>
        <text:list-item>
          <text:p text:style-name="P21"><text:bookmark text:name="s8c"/>No term or condition of this Public License will be waived and no failure to comply consented to unless expressly agreed to by the Licensor. </text:p>
        </text:list-item>
        <text:list-item>
          <text:p text:style-name="P11"><text:bookmark text:name="s8d"/>Nothing in this Public License constitutes or may be interpreted as a limitation upon, or waiver of, any privileges and immunities that apply to the Licensor or You, including from the legal processes of any jurisdiction or authority. </text:p>
        </text:list-item>
      </text:list>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text:a xlink:type="simple" xlink:href="https://creativecommons.org/publicdomain/zero/1.0/legalcode" text:style-name="Internet_20_link" text:visited-style-name="Visited_20_Internet_20_Link">CC0 Public Domain Dedication</text:a>. Except for the limited purpose of indicating that material is shared under a Creative Commons public license or as otherwise permitted by the Creative Commons policies published at <text:a xlink:type="simple" xlink:href="https://creativecommons.org/policies" text:style-name="Internet_20_link" text:visited-style-name="Visited_20_Internet_20_Link">creativecommons.org/policies</text:a>,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line-break/><text:line-break/>Creative Commons may be contacted at <text:a xlink:type="simple" xlink:href="https://creativecommons.org/" text:style-name="Internet_20_link" text:visited-style-name="Visited_20_Internet_20_Link">creativecommons.org</text:a>.</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4T16:51:07.563262833</meta:creation-date>
    <dc:date>2019-12-04T17:03:19.595602261</dc:date>
    <meta:editing-duration>PT12M12S</meta:editing-duration>
    <meta:editing-cycles>2</meta:editing-cycles>
    <meta:generator>LibreOffice/6.3.3.2$Linux_X86_64 LibreOffice_project/30$Build-2</meta:generator>
    <meta:document-statistic meta:table-count="0" meta:image-count="0" meta:object-count="0" meta:page-count="6" meta:paragraph-count="85" meta:word-count="2652" meta:character-count="16920" meta:non-whitespace-character-count="14341"/>
  </office:meta>
</office:document-meta>
</file>